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Avenir Next" svg:font-family="'Avenir Nex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Avenir Next" fo:font-weight="bold" officeooo:rsid="00113da3" officeooo:paragraph-rsid="00113da3" style:font-weight-asian="bold" style:font-weight-complex="bold"/>
    </style:style>
    <style:style style:name="P2" style:family="paragraph" style:parent-style-name="Standard">
      <style:text-properties style:font-name="Avenir Next" officeooo:rsid="00113da3" officeooo:paragraph-rsid="00113da3"/>
    </style:style>
    <style:style style:name="P3" style:family="paragraph" style:parent-style-name="Standard">
      <style:paragraph-properties fo:text-align="center" style:justify-single-word="false"/>
      <style:text-properties style:font-name="Avenir Next" fo:font-size="14pt" style:text-underline-style="solid" style:text-underline-width="auto" style:text-underline-color="font-color" fo:font-weight="bold" officeooo:rsid="00113da3" officeooo:paragraph-rsid="00113da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venir Next" fo:font-size="14pt" style:text-underline-style="none" fo:font-weight="normal" officeooo:rsid="00113da3" officeooo:paragraph-rsid="00113da3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solid" style:text-underline-width="auto" style:text-underline-color="font-color" fo:font-weight="normal" officeooo:rsid="00144904" officeooo:paragraph-rsid="00144904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bold" officeooo:rsid="00144904" officeooo:paragraph-rsid="00144904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113da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14490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44904" officeooo:paragraph-rsid="0014490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5a9f3" officeooo:paragraph-rsid="0015a9f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c69c6" officeooo:paragraph-rsid="001c69c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ad3c0" officeooo:paragraph-rsid="00144904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14f9f" officeooo:paragraph-rsid="00214f9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normal" officeooo:rsid="001a8837" officeooo:paragraph-rsid="001a883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bold" officeooo:rsid="00113da3" officeooo:paragraph-rsid="00113da3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bold" officeooo:rsid="00234b9f" officeooo:paragraph-rsid="00234b9f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officeooo:paragraph-rsid="00214f9f"/>
    </style:style>
    <style:style style:name="P18" style:family="paragraph" style:parent-style-name="Standard">
      <style:paragraph-properties fo:text-align="start" style:justify-single-word="false"/>
      <style:text-properties officeooo:paragraph-rsid="00113da3"/>
    </style:style>
    <style:style style:name="P19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bold" officeooo:rsid="0024ac84" officeooo:paragraph-rsid="00113da3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bold" officeooo:rsid="00113da3" officeooo:paragraph-rsid="0024baa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bold" officeooo:rsid="00113da3" officeooo:paragraph-rsid="00113da3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bold" officeooo:rsid="001e0c0c" officeooo:paragraph-rsid="001fa93b" style:font-size-asian="10.5pt" style:font-weight-asian="bold" style:font-size-complex="12pt" style:font-weight-complex="bold"/>
    </style:style>
    <style:style style:name="T1" style:family="text">
      <style:text-properties officeooo:rsid="0018bf96"/>
    </style:style>
    <style:style style:name="T2" style:family="text">
      <style:text-properties officeooo:rsid="001fa93b"/>
    </style:style>
    <style:style style:name="T3" style:family="text">
      <style:text-properties officeooo:rsid="00227b5b"/>
    </style:style>
    <style:style style:name="T4" style:family="text">
      <style:text-properties style:font-name="Avenir Next" fo:font-size="12pt" style:text-underline-style="none" fo:font-weight="normal" officeooo:rsid="00214f9f" style:font-size-asian="10.5pt" style:font-weight-asian="normal" style:font-size-complex="12pt" style:font-weight-complex="normal"/>
    </style:style>
    <style:style style:name="T5" style:family="text">
      <style:text-properties style:font-name="Avenir Next" fo:font-size="12pt" style:text-underline-style="none" fo:font-weight="normal" officeooo:rsid="00227b5b" style:font-size-asian="10.5pt" style:font-weight-asian="normal" style:font-size-complex="12pt" style:font-weight-complex="normal"/>
    </style:style>
    <style:style style:name="T6" style:family="text">
      <style:text-properties style:font-name="Avenir Next" fo:font-size="12pt" style:text-underline-style="solid" style:text-underline-width="auto" style:text-underline-color="font-color" fo:font-weight="bold" officeooo:rsid="00113da3" style:font-size-asian="10.5pt" style:font-weight-asian="bold" style:font-size-complex="12pt" style:font-weight-complex="bold"/>
    </style:style>
    <style:style style:name="T7" style:family="text">
      <style:text-properties style:font-name="Avenir Next" fo:font-size="12pt" style:text-underline-style="solid" style:text-underline-width="auto" style:text-underline-color="font-color" fo:font-weight="bold" officeooo:rsid="0024baa4" style:font-size-asian="10.5pt" style:font-weight-asian="bold" style:font-size-complex="12pt" style:font-weight-complex="bold"/>
    </style:style>
    <style:style style:name="T8" style:family="text">
      <style:text-properties officeooo:rsid="001e0c0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4baa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fa93b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iri Chow (#40003396)</text:p>
      <text:p text:style-name="P1">COMP 479</text:p>
      <text:p text:style-name="P1">Fall ‘20</text:p>
      <text:p text:style-name="P2"/>
      <text:p text:style-name="P3">Project #1</text:p>
      <text:p text:style-name="P4"/>
      <text:p text:style-name="P5">Using Python3</text:p>
      <text:p text:style-name="P4"/>
      <text:p text:style-name="P15">Step #1 – Reading the Reuter’s collection</text:p>
      <text:p text:style-name="P15">(block-1-reader.py)</text:p>
      <text:p text:style-name="P7"/>
      <text:p text:style-name="P9">Corpus’ path: reuters21578</text:p>
      <text:p text:style-name="P10"/>
      <text:p text:style-name="P6">python3 ./block-1-reader.py --path reuters21578</text:p>
      <text:p text:style-name="P6">python3 ./block-1-reader.py --path reuters21578 -o block1.json</text:p>
      <text:p text:style-name="P9"/>
      <text:p text:style-name="P11">&gt; Created individual SGM blocked named as e.g. “<text:span text:style-name="T9">block-0-individual.json</text:span>” with commented out “One Instance” code</text:p>
      <text:p text:style-name="P12">&gt; block1.json: Contains all SGM(000 –&gt; 021) data as a string.</text:p>
      <text:p text:style-name="P8">- <text:span text:style-name="T1">Changing directory to /reuters21578 to scan for .sgm files.</text:span></text:p>
      <text:p text:style-name="P8">- open(file_name,'r', errors='ignore'): <text:span text:style-name="T1">Opening files but set errors parameter to ignore due to unicode issue in sgm17.</text:span></text:p>
      <text:p text:style-name="P14">Error: </text:p>
      <text:p text:style-name="P14">UnicodeDecodeError: 'utf-8' codec can't decode byte 0xfc in position 1519554: invalid start byte</text:p>
      <text:p text:style-name="P14"/>
      <text:p text:style-name="P7"/>
      <text:p text:style-name="P15">Step #2 – Extracting the raw text of each article from the corpus </text:p>
      <text:p text:style-name="P15">(block-2-document-segmenter.py)</text:p>
      <text:p text:style-name="P19"/>
      <text:p text:style-name="P13">- Pipeline is currently broken. An input is needed or the “INPUT_STRUCTURE” which is a generator won’t be able to open.</text:p>
      <text:p text:style-name="P13"/>
      <text:p text:style-name="P13">- Input: block0-individual.json contains all the documents for sgm000.sgm</text:p>
      <text:p text:style-name="P13">- Output: Creates a document with &lt;REUTERS&gt; tags.</text:p>
      <text:p text:style-name="P13"/>
      <text:p text:style-name="P13">&gt; BeautifulSoup must be installed to parse the documents.</text:p>
      <text:p text:style-name="P13">&gt; replace("reuters", "REUTERS") is used to satisfied the assert &lt;REUTERS&gt; since html parser lower-cases the tags.</text:p>
      <text:p text:style-name="P13">&gt; find_all('reuters',limit=5) is used to parse 5 documents as for the output required.</text:p>
      <text:p text:style-name="P17"><text:span text:style-name="T4">&gt; str(</text:span><text:span text:style-name="T5">documents</text:span><text:span text:style-name="T4">[0]) is used to change the “tag” object to “string”</text:span></text:p>
      <text:p text:style-name="P13">&gt; <text:span text:style-name="T3">documents is an array with 5 elements and using documents[n] where n is 0-4, will parse out the desired document.</text:span></text:p>
      <text:p text:style-name="P13"><text:soft-page-break/></text:p>
      <text:p text:style-name="P16">python3 <text:span text:style-name="T8">./block-2-document-segmenter.py -i block</text:span><text:span text:style-name="T2">0-individual</text:span><text:span text:style-name="T8">.json</text:span></text:p>
      <text:p text:style-name="P22"><text:span text:style-name="T11">python3 ./block-2-document-segmenter.py -i block</text:span><text:span text:style-name="T12">0-individual</text:span><text:span text:style-name="T11">.json -o block2.json</text:span></text:p>
      <text:p text:style-name="P7"/>
      <text:p text:style-name="P18"><text:span text:style-name="T6">Step #3 – </text:span><text:span text:style-name="T7">Extraction</text:span></text:p>
      <text:p text:style-name="P20">(block-3-extractor.py)</text:p>
      <text:p text:style-name="P7"/>
      <text:p text:style-name="P7"/>
      <text:p text:style-name="P7"/>
      <text:p text:style-name="P7"/>
      <text:p text:style-name="P7"/>
      <text:p text:style-name="P7"/>
      <text:p text:style-name="P15">Step #4 – <text:span text:style-name="T10">Tokenisation and m</text:span>aking all text lowercase</text:p>
      <text:p text:style-name="P15">(block-4-tokeniser.py)</text:p>
      <text:p text:style-name="P7"/>
      <text:p text:style-name="P7"/>
      <text:p text:style-name="P7"/>
      <text:p text:style-name="P7"/>
      <text:p text:style-name="P7"/>
      <text:p text:style-name="P15">Step #5 – Apply Porter Stemmer</text:p>
      <text:p text:style-name="P15">(block-5-stemmer.py)</text:p>
      <text:p text:style-name="P7"/>
      <text:p text:style-name="P7"/>
      <text:p text:style-name="P7"/>
      <text:p text:style-name="P7"/>
      <text:p text:style-name="P15">Step #6 – Given a list of stop words, remove those stop words from text.</text:p>
      <text:p text:style-name="P15">(block-6-stopwords-removal.py)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Avenir Next" svg:font-family="'Avenir Nex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25T10:35:03.152842894</meta:creation-date>
    <dc:date>2020-09-26T21:52:56.542414839</dc:date>
    <meta:editing-duration>PT3H11M58S</meta:editing-duration>
    <meta:editing-cycles>16</meta:editing-cycles>
    <meta:generator>LibreOffice/7.0.0.3$MacOSX_X86_64 LibreOffice_project/8061b3e9204bef6b321a21033174034a5e2ea88e</meta:generator>
    <meta:document-statistic meta:table-count="0" meta:image-count="0" meta:object-count="0" meta:page-count="2" meta:paragraph-count="36" meta:word-count="265" meta:character-count="1898" meta:non-whitespace-character-count="1663"/>
  </office:meta>
</office:document-meta>
</file>